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1a78" officeooo:paragraph-rsid="000b1a78"/>
    </style:style>
    <style:style style:name="P2" style:family="paragraph" style:parent-style-name="Standard">
      <style:text-properties fo:font-weight="bold" officeooo:rsid="000b1a78" officeooo:paragraph-rsid="000b1a7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1a78" officeooo:paragraph-rsid="000b1a78" style:font-weight-asian="bold" style:font-weight-complex="bold"/>
    </style:style>
    <style:style style:name="P4" style:family="paragraph" style:parent-style-name="Standard">
      <style:text-properties fo:font-style="italic" fo:font-weight="bold" officeooo:rsid="000b1a78" officeooo:paragraph-rsid="000b1a78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officeooo:rsid="000b1a78" officeooo:paragraph-rsid="000b1a78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VC</text:p>
      <text:p text:style-name="P2"/>
      <text:p text:style-name="P2">Video Interface Subclass and Protocol</text:p>
      <text:p text:style-name="P1">The Video Interface class is divided into subclasses as identified by the Interface Subclass code.</text:p>
      <text:p text:style-name="P1">The following two interface subclasses are defined in this specification.</text:p>
      <text:p text:style-name="P1"> VideoControl Interface</text:p>
      <text:p text:style-name="P1"> VideoStreaming Interface</text:p>
      <text:p text:style-name="P1">The following Function Subclass is used in the Interface Association Descriptor.</text:p>
      <text:p text:style-name="P1"> Video Interface Collection</text:p>
      <text:p text:style-name="P1"/>
      <text:p text:style-name="P1"/>
      <text:p text:style-name="P4">Video Function Topology:-</text:p>
      <text:p text:style-name="P1"><text:tab/>To be able to manipulate the physical properties of a video function, its functionality must be</text:p>
      <text:p text:style-name="P1">divided into addressable entities. The following two generic entities are identified:</text:p>
      <text:p text:style-name="P1">=&gt; Units</text:p>
      <text:p text:style-name="P1">=&gt; Terminals</text:p>
      <text:p text:style-name="P1"><text:tab/><text:span text:style-name="T1">Units</text:span> provide the basic building blocks to fully describe most video functions. Video functions are built by connecting together several of these Units. <text:span text:style-name="T2">A Unit has one or more Input Pins and a single Output Pin,</text:span> where each <text:span text:style-name="T3">Pin represents a cluster of logical data streams inside the video</text:span></text:p>
      <text:p text:style-name="P5">function.</text:p>
      <text:p text:style-name="P5"/>
      <text:p text:style-name="P5">There are two types of Terminals. An <text:span text:style-name="T2">Input Terminal (IT)</text:span> is an entity that represents a<text:span text:style-name="T2"> starting point</text:span> <text:span text:style-name="T2">for data streams inside the video function</text:span>. An <text:span text:style-name="T2">Output Terminal (OT) represents an ending point for data streams</text:span>. From the video function’s perspective, a USB endpoint is a typical example of an Input Terminal or Output Terminal. It either provides data streams to the video function (IT) or consumes data streams coming from the video function (OT). Likewise, a Charge Coupled Device (CCD) sensor, built into the video function is represented as an Input Terminal in the video function’s model. Connection to a Terminal is made through its single Input Pin or Output P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0:44:15.913363504</meta:creation-date>
    <dc:date>2018-03-06T10:52:53.792995620</dc:date>
    <meta:editing-duration>P0D</meta:editing-duration>
    <meta:editing-cycles>1</meta:editing-cycles>
    <meta:document-statistic meta:table-count="0" meta:image-count="0" meta:object-count="0" meta:page-count="1" meta:paragraph-count="16" meta:word-count="248" meta:character-count="1588" meta:non-whitespace-character-count="1333"/>
    <meta:generator>LibreOffice/4.2.8.2$Linux_X86_64 LibreOffice_project/420m0$Build-2</meta:generator>
  </office:meta>
</office:document-meta>
</file>